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37.52mm"/>
    </style:style>
    <style:style style:name="co11" style:family="table-column">
      <style:table-column-properties fo:break-before="auto" style:column-width="32.84mm"/>
    </style:style>
    <style:style style:name="co12" style:family="table-column">
      <style:table-column-properties fo:break-before="auto" style:column-width="31.12mm"/>
    </style:style>
    <style:style style:name="co13" style:family="table-column">
      <style:table-column-properties fo:break-before="auto" style:column-width="3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75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ext-properties style:font-name="DejaVu Sans"/>
    </style:style>
    <style:style style:name="ce8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2">
      <style:text-properties style:font-name="DejaVu Sans"/>
    </style:style>
    <style:style style:name="ce10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">
      <style:text-properties style:font-name="DejaVu Sans"/>
    </style:style>
    <style:style style:name="ce12" style:family="table-cell" style:parent-style-name="Default" style:data-style-name="N111">
      <style:text-properties style:font-name="DejaVu Sans"/>
    </style:style>
    <style:style style:name="ce13" style:family="table-cell" style:parent-style-name="Default">
      <style:table-cell-properties style:rotation-angle="0"/>
      <style:text-properties style:font-name="DejaVu Sans"/>
    </style:style>
    <style:style style:name="ce14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ceased per week" table:style-name="ta1">
        <office:forms form:automatic-focus="false" form:apply-design-mode="false"/>
        <table:shapes>
          <draw:frame draw:z-index="0" draw:style-name="gr1" draw:text-style-name="P1" svg:width="216.24mm" svg:height="159.17mm" svg:x="64.61mm" svg:y="13.49mm">
            <loext:p draw:notify-on-update-of-ranges="'Deceased per week'.A1:'Deceased per week'.A1 'Deceased per week'.A2:'Deceased per week'.A21 'Deceased per week'.B1:'Deceased per week'.B1 'Deceased per week'.B2:'Deceased per week'.B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Number of deceased persons per wee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Covid-19 Germany data" table:style-name="ta1">
        <office:forms form:automatic-focus="false" form:apply-design-mode="false"/>
        <table:shapes>
          <draw:frame draw:z-index="0" draw:style-name="gr1" draw:text-style-name="P1" svg:width="224.49mm" svg:height="161.8mm" svg:x="429.16mm" svg:y="568.53mm">
            <loext:p draw:notify-on-update-of-ranges="'Covid-19 Germany data'.B3:'Covid-19 Germany data'.B153 'Covid-19 Germany data'.K1:'Covid-19 Germany data'.K2 'Covid-19 Germany data'.K3:'Covid-19 Germany data'.K1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8.12mm" svg:height="113.13mm" svg:x="36.75mm" svg:y="617.43mm">
            <loext:p draw:notify-on-update-of-ranges="'Covid-19 Germany data'.A1:'Covid-19 Germany data'.A2 'Covid-19 Germany data'.A3:'Covid-19 Germany data'.A156 'Covid-19 Germany data'.K1:'Covid-19 Germany data'.K2 'Covid-19 Germany data'.K3:'Covid-19 Germany data'.K15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7"/>
        <table:table-column table:style-name="co5" table:default-cell-style-name="ce3"/>
        <table:table-column table:style-name="co6" table:number-columns-repeated="2" table:default-cell-style-name="ce3"/>
        <table:table-column table:style-name="co6" table:default-cell-style-name="ce9"/>
        <table:table-column table:style-name="co7" table:default-cell-style-name="ce3"/>
        <table:table-column table:style-name="co8" table:default-cell-style-name="ce3"/>
        <table:table-column table:style-name="co9" table:default-cell-style-name="ce9"/>
        <table:table-column table:style-name="co10" table:default-cell-style-name="ce12"/>
        <table:table-column table:style-name="co11" table:default-cell-style-name="ce3"/>
        <table:table-column table:style-name="co1" table:number-columns-repeated="1010" table:default-cell-style-name="ce3"/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5" office:value-type="string" calcext:value-type="string">
            <text:p>Cases compared to prevoius day</text:p>
          </table:table-cell>
          <table:table-cell table:style-name="ce6" office:value-type="string" calcext:value-type="string">
            <text:p>Reproduction rate (4 days comparison period)</text:p>
          </table:table-cell>
          <table:table-cell table:style-name="ce6" office:value-type="string" calcext:value-type="string">
            <text:p>Reproduction rate (7 days comparison period)</text:p>
          </table:table-cell>
          <table:table-cell table:style-name="ce5" office:value-type="string" calcext:value-type="string">
            <text:p>Active cases</text:p>
          </table:table-cell>
          <table:table-cell table:style-name="ce5" office:value-type="string" calcext:value-type="string">
            <text:p>Prevalence</text:p>
          </table:table-cell>
          <table:table-cell table:style-name="ce5" office:value-type="string" calcext:value-type="string">
            <text:p>Hospitalization</text:p>
          </table:table-cell>
          <table:table-cell table:style-name="ce8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ath increase per day</text:p>
          </table:table-cell>
          <table:table-cell table:style-name="ce8" office:value-type="string" calcext:value-type="string">
            <text:p>Mortality rate increase (7 days arithmetic mean)</text:p>
          </table:table-cell>
          <table:table-cell table:style-name="ce10" office:value-type="string" calcext:value-type="string">
            <text:p>Case mortality percent</text:p>
          </table:table-cell>
          <table:table-cell table:style-name="ce13" table:number-columns-repeated="8"/>
          <table:table-cell table:style-name="ce14"/>
          <table:table-cell table:style-name="ce13" table:number-columns-repeated="1001"/>
          <table:table-cell/>
        </table:table-row>
        <table:table-row table:style-name="ro1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1" table:formula="of:=[.J2]/[.B2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3]/[.B3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4]/[.B4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5]/[.B5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6]/[.B6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1" table:formula="of:=[.J7]/[.B7]" office:value-type="percentage" office:value="0.00175592625109745" calcext:value-type="percentage">
            <text:p>0,1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1" table:formula="of:=[.J8]/[.B8]" office:value-type="percentage" office:value="0.00154320987654321" calcext:value-type="percentage">
            <text:p>0,1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1" table:formula="of:=[.J9]/[.B9]" office:value-type="percentage" office:value="0.001914486279515" calcext:value-type="percentage">
            <text:p>0,1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1" table:formula="of:=[.J10]/[.B10]" office:value-type="percentage" office:value="0.00253271422541157" calcext:value-type="percentage">
            <text:p>0,2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1" table:formula="of:=[.J11]/[.B11]" office:value-type="percentage" office:value="0.00195950359242325" calcext:value-type="percentage">
            <text:p>0,2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1" table:formula="of:=[.J12]/[.B12]" office:value-type="percentage" office:value="0.00210803689064559" calcext:value-type="percentage">
            <text:p>0,2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1" table:formula="of:=[.J13]/[.B13]" office:value-type="percentage" office:value="0.00248036378668871" calcext:value-type="percentage">
            <text:p>0,2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1" table:formula="of:=[.J14]/[.B14]" office:value-type="percentage" office:value="0.00216234198270126" calcext:value-type="percentage">
            <text:p>0,2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1" table:formula="of:=[.J15]/[.B15]" office:value-type="percentage" office:value="0.00181665735047513" calcext:value-type="percentage">
            <text:p>0,1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1" table:formula="of:=[.J16]/[.B16]" office:value-type="percentage" office:value="0.00158575262259088" calcext:value-type="percentage">
            <text:p>0,1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1" table:formula="of:=[.J17]/[.B17]" office:value-type="percentage" office:value="0.00181834712246568" calcext:value-type="percentage">
            <text:p>0,1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1" table:formula="of:=[.J18]/[.B18]" office:value-type="percentage" office:value="0.0024559297058342" calcext:value-type="percentage">
            <text:p>0,2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1" table:formula="of:=[.J19]/[.B19]" office:value-type="percentage" office:value="0.00312165121371663" calcext:value-type="percentage">
            <text:p>0,3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1" table:formula="of:=[.J20]/[.B20]" office:value-type="percentage" office:value="0.0037943004763058" calcext:value-type="percentage">
            <text:p>0,3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1" table:formula="of:=[.J21]/[.B21]" office:value-type="percentage" office:value="0.00431329590579214" calcext:value-type="percentage">
            <text:p>0,4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1" table:formula="of:=[.J22]/[.B22]" office:value-type="percentage" office:value="0.00472206376370666" calcext:value-type="percentage">
            <text:p>0,4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1" table:formula="of:=[.J23]/[.B23]" office:value-type="percentage" office:value="0.00542346882874986" calcext:value-type="percentage">
            <text:p>0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1" table:formula="of:=[.J24]/[.B24]" office:value-type="percentage" office:value="0.00598278471433977" calcext:value-type="percentage">
            <text:p>0,6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1" table:formula="of:=[.J25]/[.B25]" office:value-type="percentage" office:value="0.00668972047260302" calcext:value-type="percentage">
            <text:p>0,6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1" table:formula="of:=[.J26]/[.B26]" office:value-type="percentage" office:value="0.00740289645460255" calcext:value-type="percentage">
            <text:p>0,7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1" table:formula="of:=[.J27]/[.B27]" office:value-type="percentage" office:value="0.00794094034695801" calcext:value-type="percentage">
            <text:p>0,7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1" table:formula="of:=[.J28]/[.B28]" office:value-type="percentage" office:value="0.00941643919693764" calcext:value-type="percentage">
            <text:p>0,9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1" table:formula="of:=[.J29]/[.B29]" office:value-type="percentage" office:value="0.0108660154974319" calcext:value-type="percentage">
            <text:p>1,0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1" table:formula="of:=[.J30]/[.B30]" office:value-type="percentage" office:value="0.0118603955278692" calcext:value-type="percentage">
            <text:p>1,1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1" table:formula="of:=[.J31]/[.B31]" office:value-type="percentage" office:value="0.0127609917687211" calcext:value-type="percentage">
            <text:p>1,2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1" table:formula="of:=[.J32]/[.B32]" office:value-type="percentage" office:value="0.0134999650259973" calcext:value-type="percentage">
            <text:p>1,3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1" table:formula="of:=[.J33]/[.B33]" office:value-type="percentage" office:value="0.0146324443378328" calcext:value-type="percentage">
            <text:p>1,4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1" table:formula="of:=[.J34]/[.B34]" office:value-type="percentage" office:value="0.0150328647356669" calcext:value-type="percentage">
            <text:p>1,5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1" table:formula="of:=[.J35]/[.B35]" office:value-type="percentage" office:value="0.0161955152431343" calcext:value-type="percentage">
            <text:p>1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1" table:formula="of:=[.J36]/[.B36]" office:value-type="percentage" office:value="0.0180280544038439" calcext:value-type="percentage">
            <text:p>1,8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1" table:formula="of:=[.J37]/[.B37]" office:value-type="percentage" office:value="0.0194728378403357" calcext:value-type="percentage">
            <text:p>1,9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1" table:formula="of:=[.J38]/[.B38]" office:value-type="percentage" office:value="0.0209028848271306" calcext:value-type="percentage">
            <text:p>2,0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1" table:formula="of:=[.J39]/[.B39]" office:value-type="percentage" office:value="0.0216219891550086" calcext:value-type="percentage">
            <text:p>2,1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1" table:formula="of:=[.J40]/[.B40]" office:value-type="percentage" office:value="0.0221864391304709" calcext:value-type="percentage">
            <text:p>2,2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1" table:formula="of:=[.J41]/[.B41]" office:value-type="percentage" office:value="0.0227531378032126" calcext:value-type="percentage">
            <text:p>2,2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1" table:formula="of:=[.J42]/[.B42]" office:value-type="percentage" office:value="0.0237333930198724" calcext:value-type="percentage">
            <text:p>2,3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1" table:formula="of:=[.J43]/[.B43]" office:value-type="percentage" office:value="0.0255047654878355" calcext:value-type="percentage">
            <text:p>2,5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1" table:formula="of:=[.J44]/[.B44]" office:value-type="percentage" office:value="0.0273591414334994" calcext:value-type="percentage">
            <text:p>2,7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1" table:formula="of:=[.J45]/[.B45]" office:value-type="percentage" office:value="0.0289023387880146" calcext:value-type="percentage">
            <text:p>2,8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1" table:formula="of:=[.J46]/[.B46]" office:value-type="percentage" office:value="0.0299041756706612" calcext:value-type="percentage">
            <text:p>2,9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1" table:formula="of:=[.J47]/[.B47]" office:value-type="percentage" office:value="0.0306940105935081" calcext:value-type="percentage">
            <text:p>3,0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1" table:formula="of:=[.J48]/[.B48]" office:value-type="percentage" office:value="0.0310858885312553" calcext:value-type="percentage">
            <text:p>3,1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1" table:formula="of:=[.J49]/[.B49]" office:value-type="percentage" office:value="0.0320514161037802" calcext:value-type="percentage">
            <text:p>3,2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1" table:formula="of:=[.J50]/[.B50]" office:value-type="percentage" office:value="0.0334879953875932" calcext:value-type="percentage">
            <text:p>3,3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1" table:formula="of:=[.J51]/[.B51]" office:value-type="percentage" office:value="0.0344082244707726" calcext:value-type="percentage">
            <text:p>3,4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1" table:formula="of:=[.J52]/[.B52]" office:value-type="percentage" office:value="0.0353829887686773" calcext:value-type="percentage">
            <text:p>3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1" table:formula="of:=[.J53]/[.B53]" office:value-type="percentage" office:value="0.0360802424592293" calcext:value-type="percentage">
            <text:p>3,6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1" table:formula="of:=[.J54]/[.B54]" office:value-type="percentage" office:value="0.0365818063888438" calcext:value-type="percentage">
            <text:p>3,6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1" table:formula="of:=[.J55]/[.B55]" office:value-type="percentage" office:value="0.0370506401706263" calcext:value-type="percentage">
            <text:p>3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1" table:formula="of:=[.J56]/[.B56]" office:value-type="percentage" office:value="0.037822140632096" calcext:value-type="percentage">
            <text:p>3,7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1" table:formula="of:=[.J57]/[.B57]" office:value-type="percentage" office:value="0.0387906699399268" calcext:value-type="percentage">
            <text:p>3,8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1" table:formula="of:=[.J58]/[.B58]" office:value-type="percentage" office:value="0.0395175937505892" calcext:value-type="percentage">
            <text:p>3,9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1" table:formula="of:=[.J59]/[.B59]" office:value-type="percentage" office:value="0.0400938838358965" calcext:value-type="percentage">
            <text:p>4,0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1" table:formula="of:=[.J60]/[.B60]" office:value-type="percentage" office:value="0.0406609648553212" calcext:value-type="percentage">
            <text:p>4,0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1" table:formula="of:=[.J61]/[.B61]" office:value-type="percentage" office:value="0.0409179302875148" calcext:value-type="percentage">
            <text:p>4,0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1" table:formula="of:=[.J62]/[.B62]" office:value-type="percentage" office:value="0.0410111843113222" calcext:value-type="percentage">
            <text:p>4,1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1" table:formula="of:=[.J63]/[.B63]" office:value-type="percentage" office:value="0.0416880263639692" calcext:value-type="percentage">
            <text:p>4,1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1" table:formula="of:=[.J64]/[.B64]" office:value-type="percentage" office:value="0.0424264844114811" calcext:value-type="percentage">
            <text:p>4,2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1" table:formula="of:=[.J65]/[.B65]" office:value-type="percentage" office:value="0.0428620455051749" calcext:value-type="percentage">
            <text:p>4,2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1" table:formula="of:=[.J66]/[.B66]" office:value-type="percentage" office:value="0.0434309623430962" calcext:value-type="percentage">
            <text:p>4,3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1" table:formula="of:=[.J67]/[.B67]" office:value-type="percentage" office:value="0.0437197050150993" calcext:value-type="percentage">
            <text:p>4,3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1" table:formula="of:=[.J68]/[.B68]" office:value-type="percentage" office:value="0.0437010247136829" calcext:value-type="percentage">
            <text:p>4,3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1" table:formula="of:=[.J69]/[.B69]" office:value-type="percentage" office:value="0.0437387586613593" calcext:value-type="percentage">
            <text:p>4,3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1" table:formula="of:=[.J70]/[.B70]" office:value-type="percentage" office:value="0.0441797452318953" calcext:value-type="percentage">
            <text:p>4,4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1" table:formula="of:=[.J71]/[.B71]" office:value-type="percentage" office:value="0.0445635295903237" calcext:value-type="percentage">
            <text:p>4,4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1" table:formula="of:=[.J72]/[.B72]" office:value-type="percentage" office:value="0.0448388576338692" calcext:value-type="percentage">
            <text:p>4,4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1" table:formula="of:=[.J73]/[.B73]" office:value-type="percentage" office:value="0.0451857327665866" calcext:value-type="percentage">
            <text:p>4,5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1" table:formula="of:=[.J74]/[.B74]" office:value-type="percentage" office:value="0.045352530902562" calcext:value-type="percentage">
            <text:p>4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1" table:formula="of:=[.J75]/[.B75]" office:value-type="percentage" office:value="0.0453901522755298" calcext:value-type="percentage">
            <text:p>4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1" table:formula="of:=[.J76]/[.B76]" office:value-type="percentage" office:value="0.0454215012278402" calcext:value-type="percentage">
            <text:p>4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1" table:formula="of:=[.J77]/[.B77]" office:value-type="percentage" office:value="0.0456994463786314" calcext:value-type="percentage">
            <text:p>4,5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1" table:formula="of:=[.J78]/[.B78]" office:value-type="percentage" office:value="0.0459640809740522" calcext:value-type="percentage">
            <text:p>4,6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1" table:formula="of:=[.J79]/[.B79]" office:value-type="percentage" office:value="0.046092830632751" calcext:value-type="percentage">
            <text:p>4,6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1" table:formula="of:=[.J80]/[.B80]" office:value-type="percentage" office:value="0.0461255445455161" calcext:value-type="percentage">
            <text:p>4,6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1" table:formula="of:=[.J81]/[.B81]" office:value-type="percentage" office:value="0.046196232780433" calcext:value-type="percentage">
            <text:p>4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1" table:formula="of:=[.J82]/[.B82]" office:value-type="percentage" office:value="0.0462584347182257" calcext:value-type="percentage">
            <text:p>4,6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1" table:formula="of:=[.J83]/[.B83]" office:value-type="percentage" office:value="0.0462395699165593" calcext:value-type="percentage">
            <text:p>4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1" table:formula="of:=[.J84]/[.B84]" office:value-type="percentage" office:value="0.0463793700629043" calcext:value-type="percentage">
            <text:p>4,6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1" table:formula="of:=[.J85]/[.B85]" office:value-type="percentage" office:value="0.0465478022345621" calcext:value-type="percentage">
            <text:p>4,6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1" table:formula="of:=[.J86]/[.B86]" office:value-type="percentage" office:value="0.0468013599158677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1" table:formula="of:=[.J87]/[.B87]" office:value-type="percentage" office:value="0.0468253000698223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1" table:formula="of:=[.J88]/[.B88]" office:value-type="percentage" office:value="0.0468498200843286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1" table:formula="of:=[.J89]/[.B89]" office:value-type="percentage" office:value="0.0468366008750179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1" table:formula="of:=[.J90]/[.B90]" office:value-type="percentage" office:value="0.046811319198086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1" table:formula="of:=[.J91]/[.B91]" office:value-type="percentage" office:value="0.0468169732129123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1" table:formula="of:=[.J92]/[.B92]" office:value-type="percentage" office:value="0.0468881943302078" calcext:value-type="percentage">
            <text:p>4,6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1" table:formula="of:=[.J93]/[.B93]" office:value-type="percentage" office:value="0.0469512595478322" calcext:value-type="percentage">
            <text:p>4,7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1" table:formula="of:=[.J94]/[.B94]" office:value-type="percentage" office:value="0.0469959786327351" calcext:value-type="percentage">
            <text:p>4,7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1" table:formula="of:=[.J95]/[.B95]" office:value-type="percentage" office:value="0.0470715055695293" calcext:value-type="percentage">
            <text:p>4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1" table:formula="of:=[.J96]/[.B96]" office:value-type="percentage" office:value="0.0471140728017872" calcext:value-type="percentage">
            <text:p>4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1" table:formula="of:=[.J97]/[.B97]" office:value-type="percentage" office:value="0.047091909030202" calcext:value-type="percentage">
            <text:p>4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1" table:formula="of:=[.J98]/[.B98]" office:value-type="percentage" office:value="0.0472030908785486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1" table:formula="of:=[.J99]/[.B99]" office:value-type="percentage" office:value="0.0472192620401274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1" table:formula="of:=[.J100]/[.B100]" office:value-type="percentage" office:value="0.0472181473012038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1" table:formula="of:=[.J101]/[.B101]" office:value-type="percentage" office:value="0.0471956224350205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1" table:formula="of:=[.J102]/[.B102]" office:value-type="percentage" office:value="0.0472040941394029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1" table:formula="of:=[.J103]/[.B103]" office:value-type="percentage" office:value="0.0471737111381926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1" table:formula="of:=[.J104]/[.B104]" office:value-type="percentage" office:value="0.0471465882946032" calcext:value-type="percentage">
            <text:p>4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1" table:formula="of:=[.J105]/[.B105]" office:value-type="percentage" office:value="0.0470993743276297" calcext:value-type="percentage">
            <text:p>4,7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1" table:formula="of:=[.J106]/[.B106]" office:value-type="percentage" office:value="0.0471728352850671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1" table:formula="of:=[.J107]/[.B107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1" table:formula="of:=[.J108]/[.B108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1" table:formula="of:=[.J109]/[.B109]" office:value-type="percentage" office:value="0.0469664525339044" calcext:value-type="percentage">
            <text:p>4,7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1" table:formula="of:=[.J110]/[.B110]" office:value-type="percentage" office:value="0.0467912043914825" calcext:value-type="percentage">
            <text:p>4,6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1" table:formula="of:=[.J111]/[.B111]" office:value-type="percentage" office:value="0.0466749667733073" calcext:value-type="percentage">
            <text:p>4,6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1" table:formula="of:=[.J112]/[.B112]" office:value-type="percentage" office:value="0.046604352883235" calcext:value-type="percentage">
            <text:p>4,6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1" table:formula="of:=[.J113]/[.B113]" office:value-type="percentage" office:value="0.0465607028503675" calcext:value-type="percentage">
            <text:p>4,6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1" table:formula="of:=[.J114]/[.B114]" office:value-type="percentage" office:value="0.0464756688654148" calcext:value-type="percentage">
            <text:p>4,6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1" table:formula="of:=[.J115]/[.B115]" office:value-type="percentage" office:value="0.0464695984544756" calcext:value-type="percentage">
            <text:p>4,6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1" table:formula="of:=[.J116]/[.B116]" office:value-type="percentage" office:value="0.0463354429397184" calcext:value-type="percentage">
            <text:p>4,6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1" table:formula="of:=[.J117]/[.B117]" office:value-type="percentage" office:value="0.0462896449077256" calcext:value-type="percentage">
            <text:p>4,6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1" table:formula="of:=[.J118]/[.B118]" office:value-type="percentage" office:value="0.0462476969049499" calcext:value-type="percentage">
            <text:p>4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1" table:formula="of:=[.J119]/[.B119]" office:value-type="percentage" office:value="0.0461909100736645" calcext:value-type="percentage">
            <text:p>4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1" table:formula="of:=[.J120]/[.B120]" office:value-type="percentage" office:value="0.0461933495955835" calcext:value-type="percentage">
            <text:p>4,6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1" table:formula="of:=[.J121]/[.B121]" office:value-type="percentage" office:value="0.046069211383613" calcext:value-type="percentage">
            <text:p>4,6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1" table:formula="of:=[.J122]/[.B122]" office:value-type="percentage" office:value="0.0460102006398397" calcext:value-type="percentage">
            <text:p>4,6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1" table:formula="of:=[.J123]/[.B123]" office:value-type="percentage" office:value="0.0459468831592689" calcext:value-type="percentage">
            <text:p>4,5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1" table:formula="of:=[.J124]/[.B124]" office:value-type="percentage" office:value="0.0459011383604554" calcext:value-type="percentage">
            <text:p>4,5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1" table:formula="of:=[.J125]/[.B125]" office:value-type="percentage" office:value="0.0458703460626596" calcext:value-type="percentage">
            <text:p>4,5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1" table:formula="of:=[.J126]/[.B126]" office:value-type="percentage" office:value="0.0458201316110163" calcext:value-type="percentage">
            <text:p>4,5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1" table:formula="of:=[.J127]/[.B127]" office:value-type="percentage" office:value="0.0457887615852763" calcext:value-type="percentage">
            <text:p>4,5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1" table:formula="of:=[.J128]/[.B128]" office:value-type="percentage" office:value="0.0457471066775203" calcext:value-type="percentage">
            <text:p>4,5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1" table:formula="of:=[.J129]/[.B129]" office:value-type="percentage" office:value="0.0456862012937864" calcext:value-type="percentage">
            <text:p>4,57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1" table:formula="of:=[.J130]/[.B130]" office:value-type="percentage" office:value="0.0456294445899394" calcext:value-type="percentage">
            <text:p>4,5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1" table:formula="of:=[.J131]/[.B131]" office:value-type="percentage" office:value="0.0455876139313092" calcext:value-type="percentage">
            <text:p>4,5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1" table:formula="of:=[.J132]/[.B132]" office:value-type="percentage" office:value="0.0455562089433714" calcext:value-type="percentage">
            <text:p>4,5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1" table:formula="of:=[.J133]/[.B133]" office:value-type="percentage" office:value="0.045482131661442" calcext:value-type="percentage">
            <text:p>4,5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1" table:formula="of:=[.J134]/[.B134]" office:value-type="percentage" office:value="0.0454172215935832" calcext:value-type="percentage">
            <text:p>4,5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1" table:formula="of:=[.J135]/[.B135]" office:value-type="percentage" office:value="0.0453310696095076" calcext:value-type="percentage">
            <text:p>4,5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1" table:formula="of:=[.J136]/[.B136]" office:value-type="percentage" office:value="0.0452194002280388" calcext:value-type="percentage">
            <text:p>4,5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1" table:formula="of:=[.J137]/[.B137]" office:value-type="percentage" office:value="0.0451055757503526" calcext:value-type="percentage">
            <text:p>4,5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1" table:formula="of:=[.J138]/[.B138]" office:value-type="percentage" office:value="0.0450653358071974" calcext:value-type="percentage">
            <text:p>4,5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1" table:formula="of:=[.J139]/[.B139]" office:value-type="percentage" office:value="0.045019645927372" calcext:value-type="percentage">
            <text:p>4,50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1" table:formula="of:=[.J140]/[.B140]" office:value-type="percentage" office:value="0.0449232746052534" calcext:value-type="percentage">
            <text:p>4,4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1" table:formula="of:=[.J141]/[.B141]" office:value-type="percentage" office:value="0.044847361180282" calcext:value-type="percentage">
            <text:p>4,4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1" table:formula="of:=[.J142]/[.B142]" office:value-type="percentage" office:value="0.0447513866488336" calcext:value-type="percentage">
            <text:p>4,4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1" table:formula="of:=[.J143]/[.B143]" office:value-type="percentage" office:value="0.0446217363835383" calcext:value-type="percentage">
            <text:p>4,4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1" table:formula="of:=[.J144]/[.B144]" office:value-type="percentage" office:value="0.0444858609316758" calcext:value-type="percentage">
            <text:p>4,4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1" table:formula="of:=[.J145]/[.B145]" office:value-type="percentage" office:value="0.0444197613862785" calcext:value-type="percentage">
            <text:p>4,44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1" table:formula="of:=[.J146]/[.B146]" office:value-type="percentage" office:value="0.0443463077978104" calcext:value-type="percentage">
            <text:p>4,4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1" table:formula="of:=[.J147]/[.B147]" office:value-type="percentage" office:value="0.0442295943600237" calcext:value-type="percentage">
            <text:p>4,4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1" table:formula="of:=[.J148]/[.B148]" office:value-type="percentage" office:value="0.0441123880034408" calcext:value-type="percentage">
            <text:p>4,41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1" table:formula="of:=[.J149]/[.B149]" office:value-type="percentage" office:value="0.0439498046461497" calcext:value-type="percentage">
            <text:p>4,39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1" table:formula="of:=[.J150]/[.B150]" office:value-type="percentage" office:value="0.0438001322485122" calcext:value-type="percentage">
            <text:p>4,38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1" table:formula="of:=[.J151]/[.B151]" office:value-type="percentage" office:value="0.0436006162563856" calcext:value-type="percentage">
            <text:p>4,3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1" table:formula="of:=[.J152]/[.B152]" office:value-type="percentage" office:value="0.0435507615785186" calcext:value-type="percentage">
            <text:p>4,36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1" table:formula="of:=[.J153]/[.B153]" office:value-type="percentage" office:value="0.0434786741570898" calcext:value-type="percentage">
            <text:p>4,35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4" calcext:value-type="date">
            <text:p>2020-08-04</text:p>
          </table:table-cell>
          <table:table-cell office:value-type="float" office:value="211281" calcext:value-type="float">
            <text:p>211281</text:p>
          </table:table-cell>
          <table:table-cell table:formula="of:=[.B154]-[.B153]" office:value-type="float" office:value="879" calcext:value-type="float">
            <text:p>879</text:p>
          </table:table-cell>
          <table:table-cell table:formula="of:=SUM([.C151:.C154])/SUM([.C147:.C150])" office:value-type="float" office:value="0.836192942699903" calcext:value-type="float">
            <text:p>0,836</text:p>
          </table:table-cell>
          <table:table-cell table:formula="of:=SUM([.C148:.C154])/SUM([.C141:.C147])" office:value-type="float" office:value="1.2930459327688" calcext:value-type="float">
            <text:p>1,293</text:p>
          </table:table-cell>
          <table:table-cell table:formula="of:=[.B154]-[.B140]" office:value-type="float" office:value="8936" calcext:value-type="float">
            <text:p>8936</text:p>
          </table:table-cell>
          <table:table-cell table:formula="of:=[.F154]/83500000*100" office:value-type="float" office:value="0.0107017964071856" calcext:value-type="float">
            <text:p>0,0107017964</text:p>
          </table:table-cell>
          <table:table-cell table:formula="of:=[.F154]*0.04" office:value-type="float" office:value="357.44" calcext:value-type="float">
            <text:p>357,44</text:p>
          </table:table-cell>
          <table:table-cell table:formula="of:=AVERAGE([.C148:.C154])" office:value-type="float" office:value="719.857142857143" calcext:value-type="float">
            <text:p>719,86</text:p>
          </table:table-cell>
          <table:table-cell office:value-type="float" office:value="9156" calcext:value-type="float">
            <text:p>9156</text:p>
          </table:table-cell>
          <table:table-cell table:formula="of:=[.J154]-[.J153]" office:value-type="float" office:value="8" calcext:value-type="float">
            <text:p>8</text:p>
          </table:table-cell>
          <table:table-cell table:formula="of:=AVERAGE([.K148:.K154])" office:value-type="float" office:value="4.85714285714286" calcext:value-type="float">
            <text:p>4,86</text:p>
          </table:table-cell>
          <table:table-cell table:style-name="ce11" table:formula="of:=[.J154]/[.B154]" office:value-type="percentage" office:value="0.0433356525196303" calcext:value-type="percentage">
            <text:p>4,33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5" calcext:value-type="date">
            <text:p>2020-08-05</text:p>
          </table:table-cell>
          <table:table-cell office:value-type="float" office:value="212022" calcext:value-type="float">
            <text:p>212022</text:p>
          </table:table-cell>
          <table:table-cell table:formula="of:=[.B155]-[.B154]" office:value-type="float" office:value="741" calcext:value-type="float">
            <text:p>741</text:p>
          </table:table-cell>
          <table:table-cell table:formula="of:=SUM([.C152:.C155])/SUM([.C148:.C151])" office:value-type="float" office:value="0.694517736734096" calcext:value-type="float">
            <text:p>0,695</text:p>
          </table:table-cell>
          <table:table-cell table:formula="of:=SUM([.C149:.C155])/SUM([.C142:.C148])" office:value-type="float" office:value="1.2347952507875" calcext:value-type="float">
            <text:p>1,235</text:p>
          </table:table-cell>
          <table:table-cell table:formula="of:=[.B155]-[.B141]" office:value-type="float" office:value="9223" calcext:value-type="float">
            <text:p>9223</text:p>
          </table:table-cell>
          <table:table-cell table:formula="of:=[.F155]/83500000*100" office:value-type="float" office:value="0.0110455089820359" calcext:value-type="float">
            <text:p>0,011045509</text:p>
          </table:table-cell>
          <table:table-cell table:formula="of:=[.F155]*0.04" office:value-type="float" office:value="368.92" calcext:value-type="float">
            <text:p>368,92</text:p>
          </table:table-cell>
          <table:table-cell table:formula="of:=AVERAGE([.C149:.C155])" office:value-type="float" office:value="728" calcext:value-type="float">
            <text:p>728,00</text:p>
          </table:table-cell>
          <table:table-cell office:value-type="float" office:value="9168" calcext:value-type="float">
            <text:p>9168</text:p>
          </table:table-cell>
          <table:table-cell table:formula="of:=[.J155]-[.J154]" office:value-type="float" office:value="12" calcext:value-type="float">
            <text:p>12</text:p>
          </table:table-cell>
          <table:table-cell table:formula="of:=AVERAGE([.K149:.K155])" office:value-type="float" office:value="5.71428571428571" calcext:value-type="float">
            <text:p>5,71</text:p>
          </table:table-cell>
          <table:table-cell table:style-name="ce11" table:formula="of:=[.J155]/[.B155]" office:value-type="percentage" office:value="0.0432407957664771" calcext:value-type="percentage">
            <text:p>4,32%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6" calcext:value-type="date">
            <text:p>2020-08-06</text:p>
          </table:table-cell>
          <table:table-cell office:value-type="float" office:value="213067" calcext:value-type="float">
            <text:p>213067</text:p>
          </table:table-cell>
          <table:table-cell table:formula="of:=[.B156]-[.B155]" office:value-type="float" office:value="1045" calcext:value-type="float">
            <text:p>1045</text:p>
          </table:table-cell>
          <table:table-cell table:formula="of:=SUM([.C153:.C156])/SUM([.C149:.C152])" office:value-type="float" office:value="1.06976744186047" calcext:value-type="float">
            <text:p>1,070</text:p>
          </table:table-cell>
          <table:table-cell table:formula="of:=SUM([.C150:.C156])/SUM([.C143:.C149])" office:value-type="float" office:value="1.17466367713005" calcext:value-type="float">
            <text:p>1,175</text:p>
          </table:table-cell>
          <table:table-cell table:formula="of:=[.B156]-[.B142]" office:value-type="float" office:value="9699" calcext:value-type="float">
            <text:p>9699</text:p>
          </table:table-cell>
          <table:table-cell table:formula="of:=[.F156]/83500000*100" office:value-type="float" office:value="0.0116155688622755" calcext:value-type="float">
            <text:p>0,0116155689</text:p>
          </table:table-cell>
          <table:table-cell table:formula="of:=[.F156]*0.04" office:value-type="float" office:value="387.96" calcext:value-type="float">
            <text:p>387,96</text:p>
          </table:table-cell>
          <table:table-cell table:formula="of:=AVERAGE([.C150:.C156])" office:value-type="float" office:value="748.428571428572" calcext:value-type="float">
            <text:p>748,43</text:p>
          </table:table-cell>
          <table:table-cell office:value-type="float" office:value="9175" calcext:value-type="float">
            <text:p>9175</text:p>
          </table:table-cell>
          <table:table-cell table:formula="of:=[.J156]-[.J155]" office:value-type="float" office:value="7" calcext:value-type="float">
            <text:p>7</text:p>
          </table:table-cell>
          <table:table-cell table:formula="of:=AVERAGE([.K150:.K156])" office:value-type="float" office:value="5.85714285714286" calcext:value-type="float">
            <text:p>5,86</text:p>
          </table:table-cell>
          <table:table-cell table:style-name="ce11" table:formula="of:=[.J156]/[.B156]" office:value-type="percentage" office:value="0.0430615721815204" calcext:value-type="percentage">
            <text:p>4,31%</text:p>
          </table:table-cell>
          <table:table-cell table:number-columns-repeated="101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ly summarizing" table:style-name="ta1">
        <office:forms form:automatic-focus="false" form:apply-design-mode="false"/>
        <table:shapes>
          <draw:frame draw:z-index="0" draw:style-name="gr1" draw:text-style-name="P1" svg:width="159.99mm" svg:height="89.99mm" svg:x="54.7mm" svg:y="1mm">
            <loext:p draw:notify-on-update-of-ranges="'Weekly summarizing'.A2:'Weekly summarizing'.A22 'Weekly summarizing'.B1:'Weekly summarizing'.B1 'Weekly summarizing'.B2:'Weekly summarizing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12" table:default-cell-style-name="ce15"/>
        <table:table-row table:style-name="ro3">
          <table:table-cell office:value-type="string" calcext:value-type="string">
            <text:p>Week</text:p>
          </table:table-cell>
          <table:table-cell table:style-name="ce16" office:value-type="string" calcext:value-type="string">
            <text:p>New <text:s/>infections SARS-CoV-2 <text:s/>cumulated per week (Germany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1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1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1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table:formula="of:=956+240+593+879+741+1045" office:value-type="float" office:value="4454" calcext:value-type="float">
            <text:p>4454</text:p>
          </table:table-cell>
        </table:table-row>
      </table:table>
      <table:table table:name="PCR-Test situation" table:style-name="ta1"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8 'PCR-Test situation'.D1:'PCR-Test situation'.D1 'PCR-Test situation'.D2:'PCR-Test situation'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2.32mm" svg:y="15.09mm">
            <loext:p draw:notify-on-update-of-ranges="'PCR-Test situation'.A2:'PCR-Test situation'.A19 'PCR-Test situation'.D1:'PCR-Test situation'.D1 'PCR-Test situation'.D2:'PCR-Test situation'.D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5.9mm" svg:y="1mm">
            <loext:p draw:notify-on-update-of-ranges="'PCR-Test situation'.A2:'PCR-Test situation'.A19 'PCR-Test situation'.B1:'PCR-Test situation'.B1 'PCR-Test situation'.B2:'PCR-Test situation'.B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3" table:default-cell-style-name="ce18"/>
        <table:table-column table:style-name="co1" table:default-cell-style-name="ce20"/>
        <table:table-column table:style-name="co1" table:number-columns-repeated="1018" table:default-cell-style-name="Default"/>
        <table:table-row table:style-name="ro1">
          <table:table-cell table:style-name="ce17" office:value-type="string" calcext:value-type="string">
            <text:p>KW</text:p>
          </table:table-cell>
          <table:table-cell table:style-name="ce17" office:value-type="string" calcext:value-type="string">
            <text:p>Tests</text:p>
          </table:table-cell>
          <table:table-cell table:style-name="ce17" office:value-type="string" calcext:value-type="string">
            <text:p>Positive</text:p>
          </table:table-cell>
          <table:table-cell table:style-name="ce17" office:value-type="string" calcext:value-type="string">
            <text:p>Positivenrate</text:p>
          </table:table-cell>
          <table:table-cell table:style-name="ce19" office:value-type="string" calcext:value-type="string">
            <text:p>Labore</text:p>
          </table:table-cell>
          <table:table-cell table:style-name="ce17"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457" calcext:value-type="float">
            <text:p>127457</text:p>
          </table:table-cell>
          <table:table-cell office:value-type="float" office:value="7582" calcext:value-type="float">
            <text:p>7582</text:p>
          </table:table-cell>
          <table:table-cell table:formula="of:=[.C2]/[.B2]*100" office:value-type="float" office:value="5.94867288575755" calcext:value-type="float">
            <text:p>5,95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8619" calcext:value-type="float">
            <text:p>348619</text:p>
          </table:table-cell>
          <table:table-cell office:value-type="float" office:value="23820" calcext:value-type="float">
            <text:p>23820</text:p>
          </table:table-cell>
          <table:table-cell table:formula="of:=[.C3]/[.B3]*100" office:value-type="float" office:value="6.8326740653837" calcext:value-type="float">
            <text:p>6,83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1515" calcext:value-type="float">
            <text:p>361515</text:p>
          </table:table-cell>
          <table:table-cell office:value-type="float" office:value="31414" calcext:value-type="float">
            <text:p>31414</text:p>
          </table:table-cell>
          <table:table-cell table:formula="of:=[.C4]/[.B4]*100" office:value-type="float" office:value="8.68954261925508" calcext:value-type="float">
            <text:p>8,69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8348" calcext:value-type="float">
            <text:p>408348</text:p>
          </table:table-cell>
          <table:table-cell office:value-type="float" office:value="36885" calcext:value-type="float">
            <text:p>36885</text:p>
          </table:table-cell>
          <table:table-cell table:formula="of:=[.C5]/[.B5]*100" office:value-type="float" office:value="9.03273678333187" calcext:value-type="float">
            <text:p>9,03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197" calcext:value-type="float">
            <text:p>380197</text:p>
          </table:table-cell>
          <table:table-cell office:value-type="float" office:value="30791" calcext:value-type="float">
            <text:p>30791</text:p>
          </table:table-cell>
          <table:table-cell table:formula="of:=[.C6]/[.B6]*100" office:value-type="float" office:value="8.098696202232" calcext:value-type="float">
            <text:p>8,10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902" calcext:value-type="float">
            <text:p>331902</text:p>
          </table:table-cell>
          <table:table-cell office:value-type="float" office:value="22082" calcext:value-type="float">
            <text:p>22082</text:p>
          </table:table-cell>
          <table:table-cell table:formula="of:=[.C7]/[.B7]*100" office:value-type="float" office:value="6.65316870642539" calcext:value-type="float">
            <text:p>6,65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3890" calcext:value-type="float">
            <text:p>363890</text:p>
          </table:table-cell>
          <table:table-cell office:value-type="float" office:value="18083" calcext:value-type="float">
            <text:p>18083</text:p>
          </table:table-cell>
          <table:table-cell table:formula="of:=[.C8]/[.B8]*100" office:value-type="float" office:value="4.96935887218665" calcext:value-type="float">
            <text:p>4,97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3875" calcext:value-type="float">
            <text:p>403875</text:p>
          </table:table-cell>
          <table:table-cell office:value-type="float" office:value="10755" calcext:value-type="float">
            <text:p>10755</text:p>
          </table:table-cell>
          <table:table-cell table:formula="of:=[.C9]/[.B9]*100" office:value-type="float" office:value="2.66295264623955" calcext:value-type="float">
            <text:p>2,66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2666" calcext:value-type="float">
            <text:p>432666</text:p>
          </table:table-cell>
          <table:table-cell office:value-type="float" office:value="7233" calcext:value-type="float">
            <text:p>7233</text:p>
          </table:table-cell>
          <table:table-cell table:formula="of:=[.C10]/[.B10]*100" office:value-type="float" office:value="1.67172830774778" calcext:value-type="float">
            <text:p>1,67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3467" calcext:value-type="float">
            <text:p>353467</text:p>
          </table:table-cell>
          <table:table-cell office:value-type="float" office:value="5218" calcext:value-type="float">
            <text:p>5218</text:p>
          </table:table-cell>
          <table:table-cell table:formula="of:=[.C11]/[.B11]*100" office:value-type="float" office:value="1.47623399072615" calcext:value-type="float">
            <text:p>1,48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5269" calcext:value-type="float">
            <text:p>405269</text:p>
          </table:table-cell>
          <table:table-cell office:value-type="float" office:value="4310" calcext:value-type="float">
            <text:p>4310</text:p>
          </table:table-cell>
          <table:table-cell table:formula="of:=[.C12]/[.B12]*100" office:value-type="float" office:value="1.06349116265986" calcext:value-type="float">
            <text:p>1,0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0986" calcext:value-type="float">
            <text:p>340986</text:p>
          </table:table-cell>
          <table:table-cell office:value-type="float" office:value="3208" calcext:value-type="float">
            <text:p>3208</text:p>
          </table:table-cell>
          <table:table-cell table:formula="of:=[.C13]/[.B13]*100" office:value-type="float" office:value="0.940801088607743" calcext:value-type="float">
            <text:p>0,9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5430" calcext:value-type="float">
            <text:p>325430</text:p>
          </table:table-cell>
          <table:table-cell office:value-type="float" office:value="2713" calcext:value-type="float">
            <text:p>2713</text:p>
          </table:table-cell>
          <table:table-cell table:formula="of:=[.C14]/[.B14]*100" office:value-type="float" office:value="0.833666226223765" calcext:value-type="float">
            <text:p>0,83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4142" calcext:value-type="float">
            <text:p>384142</text:p>
          </table:table-cell>
          <table:table-cell office:value-type="float" office:value="5135" calcext:value-type="float">
            <text:p>5135</text:p>
          </table:table-cell>
          <table:table-cell table:formula="of:=[.C15]/[.B15]*100" office:value-type="float" office:value="1.33674526607348" calcext:value-type="float">
            <text:p>1,34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2641" calcext:value-type="float">
            <text:p>462641</text:p>
          </table:table-cell>
          <table:table-cell office:value-type="float" office:value="3601" calcext:value-type="float">
            <text:p>3601</text:p>
          </table:table-cell>
          <table:table-cell table:formula="of:=[.C16]/[.B16]*100" office:value-type="float" office:value="0.778357300801269" calcext:value-type="float">
            <text:p>0,7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486" calcext:value-type="float">
            <text:p>499486</text:p>
          </table:table-cell>
          <table:table-cell office:value-type="float" office:value="3011" calcext:value-type="float">
            <text:p>3011</text:p>
          </table:table-cell>
          <table:table-cell table:formula="of:=[.C17]/[.B17]*100" office:value-type="float" office:value="0.602819698650212" calcext:value-type="float">
            <text:p>0,60</text:p>
          </table:table-cell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3220" calcext:value-type="float">
            <text:p>503220</text:p>
          </table:table-cell>
          <table:table-cell office:value-type="float" office:value="2933" calcext:value-type="float">
            <text:p>2933</text:p>
          </table:table-cell>
          <table:table-cell table:formula="of:=[.C18]/[.B18]*100" office:value-type="float" office:value="0.582846468741306" calcext:value-type="float">
            <text:p>0,58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1571" calcext:value-type="float">
            <text:p>531571</text:p>
          </table:table-cell>
          <table:table-cell office:value-type="float" office:value="3408" calcext:value-type="float">
            <text:p>3408</text:p>
          </table:table-cell>
          <table:table-cell table:formula="of:=[.C19]/[.B19]*100" office:value-type="float" office:value="0.641118495929989" calcext:value-type="float">
            <text:p>0,6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0.00.0000</text:date>, <text:time style:data-style-name="N2" text:time-value="09:37:46.8081476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8-07T10:17:12.900971108</dc:date>
    <meta:editing-duration>P2DT6H25M54S</meta:editing-duration>
    <meta:editing-cycles>320</meta:editing-cycles>
    <meta:generator>LibreOffice/5.1.2.2$Linux_X86_64 LibreOffice_project/10m0$Build-2</meta:generator>
    <meta:document-statistic meta:table-count="4" meta:cell-count="21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4.002cm" style:legend-expansion="high" chart:style-name="ch2"/>
        <chart:plot-area chart:style-name="ch3" table:cell-range-address="'Weekly summarizing'.A1:'Weekly summarizing'.B22" chart:data-source-has-labels="both" svg:x="0.32cm" svg:y="0.18cm" svg:width="9.227cm" svg:height="8.64cm">
          <chartooo:coordinate-region svg:x="1.497cm" svg:y="0.379cm" svg:width="7.863cm" svg:height="7.794cm"/>
          <chart:axis chart:dimension="x" chart:name="primary-x" chart:style-name="ch4" chartooo:axis-type="auto">
            <chartooo:date-scale/>
            <chart:categories table:cell-range-address="'Weekly summarizing'.A2:'Weekly summarizing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ekly summarizing'.B2:'Weekly summarizing'.B22" chart:label-cell-address="'Weekly summarizing'.B1:'Weekly summarizing'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 infections SARS-CoV-2  cumulated per week (Germany)</text:p>
                <draw:g>
                  <svg:desc>'Weekly summarizing'.B1:'Weekly summarizing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Weekly summarizing'.A2:'Weekly summarizing'.A22</svg:desc>
                </draw:g>
              </table:table-cell>
              <table:table-cell office:value-type="float" office:value="1305">
                <text:p>1305</text:p>
                <draw:g>
                  <svg:desc>'Weekly summarizing'.B2:'Weekly summarizing'.B2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167">
                <text:p>391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54">
                <text:p>4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8 'PCR-Test situation'.D1:'PCR-Test situation'.D18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8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D2:'PCR-Test situation'.D18" chart:label-cell-address="'PCR-Test situation'.D1:'PCR-Test situation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8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D2:'PCR-Test situation'.D18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01cm" style:legend-expansion="high" chart:style-name="ch2"/>
        <chart:plot-area chart:style-name="ch3" table:cell-range-address="'PCR-Test situation'.A2:'PCR-Test situation'.A19 'PCR-Test situation'.D1:'PCR-Test situation'.D19" chart:data-source-has-labels="both" svg:x="0.32cm" svg:y="0.18cm" svg:width="12.005cm" svg:height="8.64cm">
          <chartooo:coordinate-region svg:x="1.232cm" svg:y="0.379cm" svg:width="10.72cm" svg:height="7.794cm"/>
          <chart:axis chart:dimension="x" chart:name="primary-x" chart:style-name="ch4" chartooo:axis-type="auto">
            <chartooo:date-scale/>
            <chart:categories table:cell-range-address="'PCR-Test situation'.A2:'PCR-Test situation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CR-Test situation'.D2:'PCR-Test situation'.D19" chart:label-cell-address="'PCR-Test situation'.D1:'PCR-Test situation'.D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D2:'PCR-Test situation'.D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1118495929989">
                <text:p>0.641118495929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5cm" svg:height="16.181cm" xlink:href=".." xlink:type="simple" chart:class="chart:bar" chart:style-name="ch1">
        <chart:title svg:x="8.125cm" svg:y="0.459cm" chart:style-name="ch2">
          <text:p>Covid-19 Germany - Death toll</text:p>
        </chart:title>
        <chart:legend chart:legend-position="end" svg:x="18.044cm" svg:y="7.791cm" style:legend-expansion="high" chart:style-name="ch3"/>
        <chart:plot-area chart:style-name="ch4" table:cell-range-address="'Covid-19 Germany data'.B3:'Covid-19 Germany data'.B153 'Covid-19 Germany data'.K1:'Covid-19 Germany data'.K153" chart:data-source-has-labels="both" svg:x="1.46cm" svg:y="1.561cm" svg:width="16.135cm" svg:height="13.316cm">
          <chartooo:coordinate-region svg:x="2.187cm" svg:y="1.76cm" svg:width="15.24cm" svg:height="12.918cm"/>
          <chart:axis chart:dimension="x" chart:name="primary-x" chart:style-name="ch5" chartooo:axis-type="auto">
            <chartooo:date-scale/>
            <chart:title svg:x="9.126cm" svg:y="15.2cm" chart:style-name="ch6">
              <text:p>Date</text:p>
            </chart:title>
            <chart:categories table:cell-range-address="'Covid-19 Germany data'.B3:'Covid-19 Germany data'.B153"/>
          </chart:axis>
          <chart:axis chart:dimension="y" chart:name="primary-y" chart:style-name="ch7">
            <chart:title svg:x="0.451cm" svg:y="9.917cm" chart:style-name="ch8">
              <text:p>n of deceased persons</text:p>
            </chart:title>
            <chart:grid chart:style-name="ch9" chart:class="major"/>
          </chart:axis>
          <chart:series chart:style-name="ch10" chart:values-cell-range-address="'Covid-19 Germany data'.K3:'Covid-19 Germany data'.K153" chart:label-cell-address="'Covid-19 Germany data'.K1:'Covid-19 Germany data'.K2" chart:class="chart:bar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 increase per day</text:p>
                <text:list>
                  <text:list-item>
                    <text:p>Death increase per day</text:p>
                  </text:list-item>
                  <text:list-item>
                    <text:p/>
                  </text:list-item>
                </text:list>
                <draw:g>
                  <svg:desc>'Covid-19 Germany data'.K1:'Covid-19 Germany data'.K2</svg:desc>
                </draw:g>
              </table:table-cell>
            </table:table-row>
          </table:table-header-rows>
          <table:table-rows>
            <table:table-row>
              <table:table-cell office:value-type="float" office:value="534">
                <text:p>534</text:p>
                <draw:g>
                  <svg:desc>'Covid-19 Germany data'.B3:'Covid-19 Germany data'.B153</svg:desc>
                </draw:g>
              </table:table-cell>
              <table:table-cell office:value-type="float" office:value="0">
                <text:p>0</text:p>
                <draw:g>
                  <svg:desc>'Covid-19 Germany data'.K3:'Covid-19 Germany data'.K153</svg:desc>
                </draw:g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69">
                <text:p>2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62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5">
                <text:p>3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38">
                <text:p>4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12">
                <text:p>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56">
                <text:p>7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8">
                <text:p>8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9">
                <text:p>10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23">
                <text:p>18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463">
                <text:p>214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774">
                <text:p>247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212">
                <text:p>292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1554">
                <text:p>315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508">
                <text:p>365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8582">
                <text:p>485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2547">
                <text:p>525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7298">
                <text:p>572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1913">
                <text:p>619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7366">
                <text:p>673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3522">
                <text:p>735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9696">
                <text:p>796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85778">
                <text:p>8577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1714">
                <text:p>917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5391">
                <text:p>953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9225">
                <text:p>992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03228">
                <text:p>1032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08202">
                <text:p>10820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13525">
                <text:p>1135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17658">
                <text:p>1176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0479">
                <text:p>1204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3016">
                <text:p>1230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5098">
                <text:p>1250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7584">
                <text:p>12758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30450">
                <text:p>1304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33830">
                <text:p>1338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37439">
                <text:p>1374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39897">
                <text:p>13989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41672">
                <text:p>1416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43457">
                <text:p>14345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5694">
                <text:p>14569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148046">
                <text:p>14804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50383">
                <text:p>15038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52438">
                <text:p>1524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4175">
                <text:p>154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5193">
                <text:p>1551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56337">
                <text:p>15633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57641">
                <text:p>1576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59119">
                <text:p>15911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60411">
                <text:p>160411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float" office:value="161703">
                <text:p>161703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float" office:value="162496">
                <text:p>1624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3175">
                <text:p>1631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3860">
                <text:p>1638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64897">
                <text:p>1648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6091">
                <text:p>1660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7300">
                <text:p>167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8551">
                <text:p>1685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9218">
                <text:p>1692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575">
                <text:p>169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508">
                <text:p>1705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71306">
                <text:p>1713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72239">
                <text:p>1722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3152">
                <text:p>1731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73772">
                <text:p>1737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4355">
                <text:p>1743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4697">
                <text:p>1746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5210">
                <text:p>1752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6007">
                <text:p>1760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6752">
                <text:p>176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7212">
                <text:p>177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7850">
                <text:p>177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8281">
                <text:p>1782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8570">
                <text:p>178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002">
                <text:p>1790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79364">
                <text:p>1793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79717">
                <text:p>1797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0458">
                <text:p>1804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1196">
                <text:p>1811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1482">
                <text:p>181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1815">
                <text:p>1818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2028">
                <text:p>1820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2370">
                <text:p>1823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2764">
                <text:p>1827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3271">
                <text:p>1832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3678">
                <text:p>183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3979">
                <text:p>1839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4193">
                <text:p>18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4543">
                <text:p>1845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4861">
                <text:p>1848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416">
                <text:p>1854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5674">
                <text:p>185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6022">
                <text:p>1860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6269">
                <text:p>1862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461">
                <text:p>186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839">
                <text:p>186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184">
                <text:p>1871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7764">
                <text:p>187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7764">
                <text:p>18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135">
                <text:p>189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89822">
                <text:p>189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0359">
                <text:p>190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862">
                <text:p>190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449">
                <text:p>19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2079">
                <text:p>192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2556">
                <text:p>1925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3243">
                <text:p>19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3499">
                <text:p>193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761">
                <text:p>193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4259">
                <text:p>194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725">
                <text:p>194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5228">
                <text:p>195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5674">
                <text:p>195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6096">
                <text:p>196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6335">
                <text:p>196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554">
                <text:p>196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6944">
                <text:p>196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7341">
                <text:p>1973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783">
                <text:p>1977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178">
                <text:p>198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556">
                <text:p>198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804">
                <text:p>198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963">
                <text:p>198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75">
                <text:p>199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726">
                <text:p>1997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260">
                <text:p>200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843">
                <text:p>200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72">
                <text:p>201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74">
                <text:p>20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23">
                <text:p>201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345">
                <text:p>202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799">
                <text:p>202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3368">
                <text:p>203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4183">
                <text:p>204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4964">
                <text:p>204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5269">
                <text:p>20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609">
                <text:p>205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242">
                <text:p>206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926">
                <text:p>206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828">
                <text:p>2078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8698">
                <text:p>2086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9653">
                <text:p>20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893">
                <text:p>20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402">
                <text:p>21040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3cm" svg:height="11.314cm" xlink:href=".." xlink:type="simple" chart:class="chart:bar" chart:style-name="ch1">
        <chart:title svg:x="6.148cm" svg:y="0.362cm" chart:style-name="ch2">
          <text:p>Covid-19 Mortalität Deutschland</text:p>
        </chart:title>
        <chart:subtitle svg:x="6.491cm" svg:y="1.367cm" chart:style-name="ch3">
          <text:p>Anzahl der "Coronatoten" pro Tag</text:p>
        </chart:subtitle>
        <chart:legend chart:legend-position="end" svg:x="14.407cm" svg:y="5.358cm" style:legend-expansion="high" chart:style-name="ch4"/>
        <chart:plot-area chart:style-name="ch5" table:cell-range-address="'Covid-19 Germany data'.A1:'Covid-19 Germany data'.A156 'Covid-19 Germany data'.K1:'Covid-19 Germany data'.K156" chart:data-source-has-labels="both" svg:x="1.387cm" svg:y="2.276cm" svg:width="12.644cm" svg:height="7.831cm">
          <chartooo:coordinate-region svg:x="2.199cm" svg:y="2.476cm" svg:width="11.02cm" svg:height="7.432cm"/>
          <chart:axis chart:dimension="x" chart:name="primary-x" chart:style-name="ch6" chartooo:axis-type="auto">
            <chartooo:date-scale/>
            <chart:title svg:x="7.4cm" svg:y="10.333cm" chart:style-name="ch7">
              <text:p>Tag</text:p>
            </chart:title>
            <chart:categories table:cell-range-address="'Covid-19 Germany data'.A3:'Covid-19 Germany data'.A156"/>
          </chart:axis>
          <chart:axis chart:dimension="y" chart:name="primary-y" chart:style-name="ch8">
            <chart:title svg:x="0.451cm" svg:y="6.751cm" chart:style-name="ch9">
              <text:p>Anzahl</text:p>
            </chart:title>
            <chart:grid chart:style-name="ch10" chart:class="major"/>
          </chart:axis>
          <chart:series chart:style-name="ch11" chart:values-cell-range-address="'Covid-19 Germany data'.K3:'Covid-19 Germany data'.K156" chart:label-cell-address="'Covid-19 Germany data'.K1:'Covid-19 Germany data'.K2" chart:class="chart:bar">
            <chart:data-point chart:repeated="1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 increase per day</text:p>
                <text:list>
                  <text:list-item>
                    <text:p>Death increase per day</text:p>
                  </text:list-item>
                  <text:list-item>
                    <text:p/>
                  </text:list-item>
                </text:list>
                <draw:g>
                  <svg:desc>'Covid-19 Germany data'.K1:'Covid-19 Germany data'.K2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Covid-19 Germany data'.A3:'Covid-19 Germany data'.A156</svg:desc>
                </draw:g>
              </table:table-cell>
              <table:table-cell office:value-type="float" office:value="0">
                <text:p>0</text:p>
                <draw:g>
                  <svg:desc>'Covid-19 Germany data'.K3:'Covid-19 Germany data'.K15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'PCR-Test situation'.A1:'PCR-Test situation'.B19" chart:data-source-has-labels="both" svg:x="0.32cm" svg:y="0.18cm" svg:width="13.196cm" svg:height="8.64cm">
          <chartooo:coordinate-region svg:x="1.682cm" svg:y="0.379cm" svg:width="11.647cm" svg:height="7.794cm"/>
          <chart:axis chart:dimension="x" chart:name="primary-x" chart:style-name="ch4" chartooo:axis-type="auto">
            <chartooo:date-scale/>
            <chart:categories table:cell-range-address="'PCR-Test situation'.A2:'PCR-Test situation'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B2:'PCR-Test situation'.B19" chart:label-cell-address="'PCR-Test situation'.B1:'PCR-Test situation'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s</text:p>
                <draw:g>
                  <svg:desc>'PCR-Test situation'.B1:'PCR-Test situation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127457">
                <text:p>127457</text:p>
                <draw:g>
                  <svg:desc>'PCR-Test situation'.B2:'PCR-Test situation'.B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8619">
                <text:p>348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1515">
                <text:p>3615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8348">
                <text:p>4083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0197">
                <text:p>3801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1902">
                <text:p>3319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3890">
                <text:p>3638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3875">
                <text:p>403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2666">
                <text:p>4326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3467">
                <text:p>3534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5269">
                <text:p>4052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0986">
                <text:p>3409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5430">
                <text:p>3254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4142">
                <text:p>3841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2641">
                <text:p>4626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9486">
                <text:p>4994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3220">
                <text:p>5032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1571">
                <text:p>531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25cm" svg:height="15.918cm" xlink:href=".." xlink:type="simple" chart:class="chart:line" chart:style-name="ch1">
        <chart:title svg:x="8.863cm" svg:y="0.454cm" chart:style-name="ch2">
          <text:p>Covid-19 Germany</text:p>
        </chart:title>
        <chart:subtitle svg:x="8.136cm" svg:y="1.551cm" chart:style-name="ch3">
          <text:p>Cumulated death toll per week</text:p>
        </chart:subtitle>
        <chart:legend chart:legend-position="end" svg:x="14.301cm" svg:y="7.66cm" style:legend-expansion="high" chart:style-name="ch4"/>
        <chart:plot-area chart:style-name="ch5" table:cell-range-address="'Deceased per week'.A1:'Deceased per week'.B21" chart:data-source-has-labels="both" svg:x="1.443cm" svg:y="2.552cm" svg:width="12.426cm" svg:height="12.067cm">
          <chartooo:coordinate-region svg:x="2.25cm" svg:y="2.751cm" svg:width="11.247cm" svg:height="11.221cm"/>
          <chart:axis chart:dimension="x" chart:name="primary-x" chart:style-name="ch6" chartooo:axis-type="auto">
            <chartooo:date-scale/>
            <chart:title svg:x="7.202cm" svg:y="14.937cm" chart:style-name="ch7">
              <text:p>Week</text:p>
            </chart:title>
            <chart:categories table:cell-range-address="'Deceased per week'.A2:'Deceased per week'.A21"/>
          </chart:axis>
          <chart:axis chart:dimension="y" chart:name="primary-y" chart:style-name="ch6">
            <chart:title svg:x="0.451cm" svg:y="9.224cm" chart:style-name="ch8">
              <text:p>Number</text:p>
            </chart:title>
            <chart:grid chart:style-name="ch9" chart:class="major"/>
          </chart:axis>
          <chart:series chart:style-name="ch10" chart:values-cell-range-address="'Deceased per week'.B2:'Deceased per week'.B21" chart:label-cell-address="'Deceased per week'.B1:'Deceased per week'.B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deceased persons per week</text:p>
                <draw:g>
                  <svg:desc>'Deceased per week'.B1:'Deceased per week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Deceased per week'.A2:'Deceased per week'.A21</svg:desc>
                </draw:g>
              </table:table-cell>
              <table:table-cell office:value-type="float" office:value="3">
                <text:p>3</text:p>
                <draw:g>
                  <svg:desc>'Deceased per week'.B2:'Deceased per week'.B21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